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paragraph-rsid="000a5cd1" style:font-size-asian="14pt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officeooo:paragraph-rsid="000a5cd1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officeooo:rsid="000dfde8" officeooo:paragraph-rsid="000a5cd1" style:font-size-asian="14pt" style:font-size-complex="14pt"/>
    </style:style>
    <style:style style:name="P4" style:family="paragraph" style:parent-style-name="Standard">
      <style:text-properties fo:font-size="14pt" officeooo:paragraph-rsid="000a5cd1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a5cd1" officeooo:paragraph-rsid="000a5cd1" style:font-size-asian="14pt" style:font-size-complex="14pt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7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a5cd1" officeooo:paragraph-rsid="000a5cd1" style:font-size-asian="14pt" style:font-size-complex="14pt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1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/>
    </style:style>
    <style:style style:name="P12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808080" style:font-name="DejaVu Sans Mono" fo:font-size="9pt" fo:font-style="italic"/>
    </style:style>
    <style:style style:name="T1" style:family="text">
      <style:text-properties officeooo:rsid="000dfde8"/>
    </style:style>
    <style:style style:name="T2" style:family="text">
      <style:text-properties officeooo:rsid="0010989c"/>
    </style:style>
    <style:style style:name="T3" style:family="text">
      <style:text-properties officeooo:rsid="000a5cd1"/>
    </style:style>
    <style:style style:name="T4" style:family="text">
      <style:text-properties fo:color="#000080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DejaVu Sans Mono" fo:font-size="9pt"/>
    </style:style>
    <style:style style:name="T7" style:family="text">
      <style:text-properties fo:color="#000080" style:font-name="DejaVu Sans Mono" fo:font-size="9pt" fo:font-weight="bold"/>
    </style:style>
    <style:style style:name="T8" style:family="text">
      <style:text-properties fo:color="#0000ff"/>
    </style:style>
    <style:style style:name="T9" style:family="text">
      <style:text-properties fo:color="#0000ff" style:font-name="DejaVu Sans Mono" fo:font-size="9pt"/>
    </style:style>
    <style:style style:name="T10" style:family="text">
      <style:text-properties style:font-name="DejaVu Sans Mono" fo:font-size="9pt"/>
    </style:style>
    <style:style style:name="T11" style:family="text">
      <style:text-properties style:font-name="DejaVu Sans Mono" fo:font-size="9pt" fo:font-style="italic"/>
    </style:style>
    <style:style style:name="T12" style:family="text">
      <style:text-properties fo:color="#008080" fo:font-weight="bold"/>
    </style:style>
    <style:style style:name="T13" style:family="text">
      <style:text-properties fo:color="#008080" style:font-name="DejaVu Sans Mono" fo:font-size="9pt" fo:font-weight="bold"/>
    </style:style>
    <style:style style:name="T14" style:family="text">
      <style:text-properties fo:color="#b200b2" style:font-name="DejaVu Sans Mono" fo:font-size="9pt"/>
    </style:style>
    <style:style style:name="T15" style:family="text">
      <style:text-properties fo:color="#94558d" style:font-name="DejaVu Sans Mono" fo:font-size="9pt"/>
    </style:style>
    <style:style style:name="T16" style:family="text">
      <style:text-properties fo:color="#808080"/>
    </style:style>
    <style:style style:name="T17" style:family="text">
      <style:text-properties fo:color="#808080" style:font-name="DejaVu Sans Mono" fo:font-size="9pt"/>
    </style:style>
    <style:style style:name="T18" style:family="text">
      <style:text-properties fo:color="#808080" style:font-name="DejaVu Sans Mono" fo:font-size="9pt"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ціональний технічний університет України</text:p>
      <text:p text:style-name="P1">«Київський політехнічний інститут»</text:p>
      <text:p text:style-name="P1">Факультет інформатики і обчислювальної технік<text:span text:style-name="T1">и</text:span></text:p>
      <text:p text:style-name="P1">Кафедра обчислювальної техніки</text:p>
      <text:p text:style-name="P1"/>
      <text:p text:style-name="P1"/>
      <text:p text:style-name="P1"/>
      <text:p text:style-name="P1">Лабораторна робота №<text:span text:style-name="T3">5</text:span></text:p>
      <text:p text:style-name="P1">«<text:span text:style-name="T3">Випадкові процеси</text:span>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2">Студент групи <text:span text:style-name="T1">ІВ-71</text:span></text:p>
      <text:p text:style-name="P3">Мазан Я. В.</text:p>
      <text:p text:style-name="P2">Залікова книжка №<text:span text:style-name="T1">7109</text:span></text:p>
      <text:p text:style-name="P2">Перевірив:</text:p>
      <text:p text:style-name="P2"><text:span text:style-name="T1">доцент </text:span>Марковський О. П.</text:p>
      <text:p text:style-name="P4"/>
      <text:p text:style-name="P4"/>
      <text:p text:style-name="P4"/>
      <text:p text:style-name="P4"/>
      <text:p text:style-name="P1">м. Київ</text:p>
      <text:p text:style-name="P1">201<text:span text:style-name="T1">8</text:span> р.</text:p>
      <text:p text:style-name="P5"><text:soft-page-break/>Варіант: ПМ-2, 3 стани</text:p>
      <text:p text:style-name="P5"/>
      <text:p text:style-name="P5">Код програми:</text:p>
      <text:p text:style-name="P5"/>
      <text:p text:style-name="P7"><text:span text:style-name="T5">from </text:span>MarkovProcesses <text:span text:style-name="T5">import </text:span>*</text:p>
      <text:p text:style-name="P6">G = SemiMarkovProcess([[<text:span text:style-name="T8">2</text:span>,<text:span text:style-name="T8">2</text:span>,<text:span text:style-name="T8">2</text:span>],</text:p>
      <text:p text:style-name="P8"><text:s text:c="23"/><text:span text:style-name="T10">[</text:span><text:span text:style-name="T9">2</text:span><text:span text:style-name="T10">,</text:span><text:span text:style-name="T9">0</text:span><text:span text:style-name="T10">,</text:span><text:span text:style-name="T9">0.1</text:span><text:span text:style-name="T10">],</text:span></text:p>
      <text:p text:style-name="P8"><text:s text:c="23"/><text:span text:style-name="T10">[</text:span><text:span text:style-name="T9">0</text:span><text:span text:style-name="T10">,</text:span><text:span text:style-name="T9">0.01</text:span><text:span text:style-name="T10">,</text:span><text:span text:style-name="T9">0.5</text:span><text:span text:style-name="T10">]])</text:span></text:p>
      <text:p text:style-name="P9"># F = ContiniousMarkovProcess([[2,2,2],</text:p>
      <text:p text:style-name="P9"># <text:s text:c="29"/>[2,0,0.1],</text:p>
      <text:p text:style-name="P9"># <text:s text:c="29"/>[0,0.01,0.5]])</text:p>
      <text:p text:style-name="P6"><text:span text:style-name="T4">print</text:span>(<text:span text:style-name="T12">"Stationary probabilities of semi markov process: "</text:span>.ljust(<text:span text:style-name="T8">65</text:span>) + <text:span text:style-name="T4">str</text:span>(G.stationary_probabilities()))</text:p>
      <text:p text:style-name="P6"><text:span text:style-name="T4">print</text:span>(<text:span text:style-name="T12">"Simulation of semi markov process: "</text:span>.ljust(<text:span text:style-name="T8">65</text:span>) + <text:span text:style-name="T4">str</text:span>(G.simulate(<text:span text:style-name="T8">10000</text:span>)))</text:p>
      <text:p text:style-name="P12"># print("\nStationary probabilities of identical continious markov process: ".ljust(65) + str(F.static_conditions()))</text:p>
      <text:p text:style-name="P7"><text:span text:style-name="T5">import </text:span>random</text:p>
      <text:p text:style-name="P6"><text:span text:style-name="T5">import </text:span>math</text:p>
      <text:p text:style-name="P6"><text:span text:style-name="T5">import </text:span>numpy <text:span text:style-name="T5">as </text:span>np</text:p>
      <text:p text:style-name="P6"><text:span text:style-name="T5">class </text:span>SemiMarkovProcess:</text:p>
      <text:p text:style-name="P8"><text:s text:c="4"/><text:span text:style-name="T7">def </text:span><text:span text:style-name="T14">__init__</text:span><text:span text:style-name="T10">(</text:span><text:span text:style-name="T15">self</text:span><text:span text:style-name="T10">, matrix: </text:span><text:span text:style-name="T13">"two-dimensional double array"</text:span><text:span text:style-name="T10">):</text:span></text:p>
      <text:p text:style-name="P8"><text:s text:c="8"/><text:span text:style-name="T15">self</text:span><text:span text:style-name="T10">.relation_matrix = matrix</text:span></text:p>
      <text:p text:style-name="P8"><text:s text:c="8"/><text:span text:style-name="T15">self</text:span><text:span text:style-name="T10">.equation = </text:span><text:span text:style-name="T7">None</text:span></text:p>
      <text:p text:style-name="P8"><text:span text:style-name="T4"><text:s text:c="4"/></text:span><text:span text:style-name="T7">def </text:span><text:span text:style-name="T10">toMarcovProcess(</text:span><text:span text:style-name="T15">self</text:span><text:span text:style-name="T10">):</text:span></text:p>
      <text:p text:style-name="P8"><text:s text:c="8"/><text:span text:style-name="T18">#defining size of support matrix and position of "basic" nodes in it</text:span></text:p>
      <text:p text:style-name="P8"><text:span text:style-name="T16"><text:s text:c="8"/></text:span><text:span text:style-name="T10">size = </text:span><text:span text:style-name="T6">len</text:span><text:span text:style-name="T10">(</text:span><text:span text:style-name="T15">self</text:span><text:span text:style-name="T10">.relation_matrix)</text:span></text:p>
      <text:p text:style-name="P8"><text:s text:c="8"/><text:span text:style-name="T10">index = </text:span><text:span text:style-name="T9">0</text:span></text:p>
      <text:p text:style-name="P8"><text:span text:style-name="T8"><text:s text:c="8"/></text:span><text:span text:style-name="T15">self</text:span><text:span text:style-name="T10">.real_nodes = </text:span><text:span text:style-name="T6">list</text:span><text:span text:style-name="T10">()</text:span></text:p>
      <text:p text:style-name="P8"><text:s text:c="8"/><text:span text:style-name="T7">for </text:span><text:span text:style-name="T10">i </text:span><text:span text:style-name="T7">in </text:span><text:span text:style-name="T15">self</text:span><text:span text:style-name="T10">.relation_matrix:</text:span></text:p>
      <text:p text:style-name="P8"><text:s text:c="12"/><text:span text:style-name="T15">self</text:span><text:span text:style-name="T10">.real_nodes.append(index)</text:span></text:p>
      <text:p text:style-name="P8"><text:s text:c="12"/><text:span text:style-name="T7">for </text:span><text:span text:style-name="T10">j </text:span><text:span text:style-name="T7">in </text:span><text:span text:style-name="T10">i:</text:span></text:p>
      <text:p text:style-name="P8"><text:s text:c="16"/><text:span text:style-name="T7">if </text:span><text:span text:style-name="T10">j != </text:span><text:span text:style-name="T9">0</text:span><text:span text:style-name="T10">:</text:span></text:p>
      <text:p text:style-name="P8"><text:s text:c="20"/><text:span text:style-name="T10">size+=</text:span><text:span text:style-name="T9">1</text:span></text:p>
      <text:p text:style-name="P8"><text:span text:style-name="T8"><text:s text:c="20"/></text:span><text:span text:style-name="T10">index+=</text:span><text:span text:style-name="T9">1</text:span></text:p>
      <text:p text:style-name="P8"><text:span text:style-name="T8"><text:s text:c="12"/></text:span><text:span text:style-name="T10">index+=</text:span><text:span text:style-name="T9">1</text:span></text:p>
      <text:p text:style-name="P8"><text:span text:style-name="T8"><text:s text:c="8"/></text:span><text:span text:style-name="T18">#filling the additional matrix with values</text:span></text:p>
      <text:p text:style-name="P8"><text:span text:style-name="T16"><text:s text:c="8"/></text:span><text:span text:style-name="T10">additional_matrix = [[</text:span><text:span text:style-name="T9">0 </text:span><text:span text:style-name="T7">for </text:span><text:span text:style-name="T17">i </text:span><text:span text:style-name="T7">in </text:span><text:span text:style-name="T6">range</text:span><text:span text:style-name="T10">(size)] </text:span><text:span text:style-name="T7">for </text:span><text:span text:style-name="T17">j </text:span><text:span text:style-name="T7">in </text:span><text:span text:style-name="T6">range</text:span><text:span text:style-name="T10">(size)]</text:span></text:p>
      <text:p text:style-name="P8"><text:s text:c="8"/><text:span text:style-name="T7">for </text:span><text:span text:style-name="T10">i </text:span><text:span text:style-name="T7">in </text:span><text:span text:style-name="T6">range</text:span><text:span text:style-name="T10">(</text:span><text:span text:style-name="T6">len</text:span><text:span text:style-name="T10">(</text:span><text:span text:style-name="T15">self</text:span><text:span text:style-name="T10">.relation_matrix)):</text:span></text:p>
      <text:p text:style-name="P8"><text:s text:c="12"/><text:span text:style-name="T10">row = </text:span><text:span text:style-name="T15">self</text:span><text:span text:style-name="T10">.real_nodes[i]</text:span></text:p>
      <text:p text:style-name="P8"><text:s text:c="12"/><text:span text:style-name="T10">column = </text:span><text:span text:style-name="T15">self</text:span><text:span text:style-name="T10">.real_nodes[i]</text:span></text:p>
      <text:p text:style-name="P8"><text:s text:c="12"/><text:span text:style-name="T7">for </text:span><text:span text:style-name="T10">j </text:span><text:span text:style-name="T7">in </text:span><text:span text:style-name="T6">range</text:span><text:span text:style-name="T10">(</text:span><text:span text:style-name="T6">len</text:span><text:span text:style-name="T10">(</text:span><text:span text:style-name="T15">self</text:span><text:span text:style-name="T10">.relation_matrix[</text:span><text:span text:style-name="T9">0</text:span><text:span text:style-name="T10">])):</text:span></text:p>
      <text:p text:style-name="P8"><text:s text:c="16"/><text:span text:style-name="T7">if </text:span><text:span text:style-name="T15">self</text:span><text:span text:style-name="T10">.relation_matrix[i][j] != </text:span><text:span text:style-name="T9">0</text:span><text:span text:style-name="T10">:</text:span></text:p>
      <text:p text:style-name="P8"><text:s text:c="20"/><text:span text:style-name="T10">additional_matrix[row][column+</text:span><text:span text:style-name="T9">1</text:span><text:span text:style-name="T10">] = </text:span><text:span text:style-name="T9">2 </text:span><text:span text:style-name="T10">* </text:span><text:span text:style-name="T15">self</text:span><text:span text:style-name="T10">.relation_matrix[i][j]</text:span></text:p>
      <text:p text:style-name="P8"><text:s text:c="20"/><text:span text:style-name="T10">additional_matrix[column+</text:span><text:span text:style-name="T9">1</text:span><text:span text:style-name="T10">][</text:span><text:span text:style-name="T15">self</text:span><text:span text:style-name="T10">.real_nodes[j]] = </text:span><text:span text:style-name="T9">2 </text:span><text:span text:style-name="T10">* </text:span><text:span text:style-name="T15">self</text:span><text:span text:style-name="T10">.relation_matrix[i][j]</text:span></text:p>
      <text:p text:style-name="P8"><text:s text:c="20"/><text:span text:style-name="T10">column += </text:span><text:span text:style-name="T9">1</text:span></text:p>
      <text:p text:style-name="P8"><text:span text:style-name="T8"><text:s text:c="8"/></text:span><text:span text:style-name="T18"># for i in self.relation_matrix:</text:span></text:p>
      <text:p text:style-name="P10"><text:s text:c="8"/><text:span text:style-name="T11"># <text:s text:c="4"/>print(i)</text:span></text:p>
      <text:p text:style-name="P10"><text:s text:c="8"/><text:span text:style-name="T11">#</text:span></text:p>
      <text:p text:style-name="P10"><text:s text:c="8"/><text:span text:style-name="T11"># print("\n")</text:span></text:p>
      <text:p text:style-name="P10"><text:s text:c="8"/><text:span text:style-name="T11"># print(real_nodes)</text:span></text:p>
      <text:p text:style-name="P10"><text:s text:c="8"/><text:span text:style-name="T11"># for i in additional_matrix:</text:span></text:p>
      <text:p text:style-name="P10"><text:s text:c="8"/><text:span text:style-name="T11"># <text:s text:c="4"/>print(i)</text:span></text:p>
      <text:p text:style-name="P8"><text:span text:style-name="T16"><text:s text:c="8"/></text:span><text:span text:style-name="T7">return </text:span><text:span text:style-name="T10">ContiniousMarkovProcess(additional_matrix, </text:span><text:span text:style-name="T15">self</text:span><text:span text:style-name="T10">.real_nodes)</text:span></text:p>
      <text:p text:style-name="P8"><text:s text:c="4"/><text:span text:style-name="T7">def </text:span><text:span text:style-name="T10">stationary_probabilities(</text:span><text:span text:style-name="T15">self</text:span><text:span text:style-name="T10">):</text:span></text:p>
      <text:p text:style-name="P8"><text:s text:c="8"/><text:span text:style-name="T10">F = </text:span><text:span text:style-name="T15">self</text:span><text:span text:style-name="T10">.toMarcovProcess()</text:span></text:p>
      <text:p text:style-name="P8"><text:s text:c="8"/><text:span text:style-name="T7">return </text:span><text:span text:style-name="T10">F.toSemiMarcovProcess()</text:span></text:p>
      <text:p text:style-name="P8"><text:s text:c="4"/><text:span text:style-name="T7">def </text:span><text:span text:style-name="T10">simulate(</text:span><text:span text:style-name="T15">self</text:span><text:span text:style-name="T10">, tests_num):</text:span></text:p>
      <text:p text:style-name="P8"><text:s text:c="8"/><text:span text:style-name="T10">F = </text:span><text:span text:style-name="T15">self</text:span><text:span text:style-name="T10">.toMarcovProcess()</text:span></text:p>
      <text:p text:style-name="P8"><text:s text:c="8"/><text:span text:style-name="T7">return </text:span><text:span text:style-name="T10">F.toSemiMarcovProcess(F.simulate(tests_num,</text:span><text:span text:style-name="T9">0</text:span><text:span text:style-name="T10">))</text:span></text:p>
      <text:p text:style-name="P9"># additional continious markov process matrix used for calculation stationary probabilities of any semi markov process</text:p>
      <text:p text:style-name="P6"><text:soft-page-break/><text:span text:style-name="T5">class </text:span>ContiniousMarkovProcess:</text:p>
      <text:p text:style-name="P8"><text:s text:c="4"/><text:span text:style-name="T7">def </text:span><text:span text:style-name="T14">__init__</text:span><text:span text:style-name="T10">(</text:span><text:span text:style-name="T15">self</text:span><text:span text:style-name="T10">, matrix, base_nodes = </text:span><text:span text:style-name="T7">None</text:span><text:span text:style-name="T10">):</text:span></text:p>
      <text:p text:style-name="P8"><text:s text:c="8"/><text:span text:style-name="T10">default = </text:span><text:span text:style-name="T6">list</text:span><text:span text:style-name="T10">(</text:span><text:span text:style-name="T6">range</text:span><text:span text:style-name="T10">(</text:span><text:span text:style-name="T6">len</text:span><text:span text:style-name="T10">(matrix)))</text:span></text:p>
      <text:p text:style-name="P8"><text:s text:c="8"/><text:span text:style-name="T15">self</text:span><text:span text:style-name="T10">.base_matrix = matrix</text:span></text:p>
      <text:p text:style-name="P8"><text:s text:c="8"/><text:span text:style-name="T15">self</text:span><text:span text:style-name="T10">.base_nodes = base_nodes </text:span><text:span text:style-name="T7">if not </text:span><text:span text:style-name="T10">base_nodes == </text:span><text:span text:style-name="T7">None else </text:span><text:span text:style-name="T10">default</text:span></text:p>
      <text:p text:style-name="P8"><text:s text:c="4"/><text:span text:style-name="T7">def </text:span><text:span text:style-name="T10">static_conditions(</text:span><text:span text:style-name="T15">self</text:span><text:span text:style-name="T10">):</text:span></text:p>
      <text:p text:style-name="P8"><text:s text:c="8"/><text:span text:style-name="T10">equation = [[</text:span><text:span text:style-name="T9">0 </text:span><text:span text:style-name="T7">for </text:span><text:span text:style-name="T17">i </text:span><text:span text:style-name="T7">in </text:span><text:span text:style-name="T6">range</text:span><text:span text:style-name="T10">(</text:span><text:span text:style-name="T6">len</text:span><text:span text:style-name="T10">(</text:span><text:span text:style-name="T15">self</text:span><text:span text:style-name="T10">.base_matrix))] </text:span><text:span text:style-name="T7">for </text:span><text:span text:style-name="T17">j </text:span><text:span text:style-name="T7">in </text:span><text:span text:style-name="T6">range</text:span><text:span text:style-name="T10">(</text:span><text:span text:style-name="T6">len</text:span><text:span text:style-name="T10">(</text:span><text:span text:style-name="T15">self</text:span><text:span text:style-name="T10">.base_matrix))]</text:span></text:p>
      <text:p text:style-name="P8"><text:s text:c="8"/><text:span text:style-name="T7">for </text:span><text:span text:style-name="T10">i </text:span><text:span text:style-name="T7">in </text:span><text:span text:style-name="T6">range</text:span><text:span text:style-name="T10">(</text:span><text:span text:style-name="T6">len</text:span><text:span text:style-name="T10">(equation)-</text:span><text:span text:style-name="T9">1</text:span><text:span text:style-name="T10">):</text:span></text:p>
      <text:p text:style-name="P8"><text:s text:c="12"/><text:span text:style-name="T10">s = </text:span><text:span text:style-name="T9">0</text:span></text:p>
      <text:p text:style-name="P8"><text:span text:style-name="T8"><text:s text:c="12"/></text:span><text:span text:style-name="T7">for </text:span><text:span text:style-name="T10">j </text:span><text:span text:style-name="T7">in </text:span><text:span text:style-name="T6">range</text:span><text:span text:style-name="T10">(</text:span><text:span text:style-name="T6">len</text:span><text:span text:style-name="T10">(equation)):</text:span></text:p>
      <text:p text:style-name="P8"><text:s text:c="16"/><text:span text:style-name="T10">s+=</text:span><text:span text:style-name="T15">self</text:span><text:span text:style-name="T10">.base_matrix[i][j]</text:span></text:p>
      <text:p text:style-name="P8"><text:s text:c="16"/><text:span text:style-name="T10">equation[i][i] = -s</text:span></text:p>
      <text:p text:style-name="P8"><text:s text:c="16"/><text:span text:style-name="T7">if </text:span><text:span text:style-name="T15">self</text:span><text:span text:style-name="T10">.base_matrix[j][i] != </text:span><text:span text:style-name="T9">0</text:span><text:span text:style-name="T10">:</text:span></text:p>
      <text:p text:style-name="P8"><text:s text:c="20"/><text:span text:style-name="T10">equation[i][j] = </text:span><text:span text:style-name="T15">self</text:span><text:span text:style-name="T10">.base_matrix[j][i]</text:span></text:p>
      <text:p text:style-name="P8"><text:s text:c="8"/><text:span text:style-name="T7">for </text:span><text:span text:style-name="T10">i </text:span><text:span text:style-name="T7">in </text:span><text:span text:style-name="T6">range</text:span><text:span text:style-name="T10">(</text:span><text:span text:style-name="T6">len</text:span><text:span text:style-name="T10">(equation)):</text:span></text:p>
      <text:p text:style-name="P8"><text:s text:c="12"/><text:span text:style-name="T10">equation[</text:span><text:span text:style-name="T6">len</text:span><text:span text:style-name="T10">(equation)-</text:span><text:span text:style-name="T9">1</text:span><text:span text:style-name="T10">][i] = </text:span><text:span text:style-name="T9">1</text:span></text:p>
      <text:p text:style-name="P8"><text:span text:style-name="T8"><text:s text:c="8"/></text:span><text:span text:style-name="T18"># for i in equation:</text:span></text:p>
      <text:p text:style-name="P10"><text:s text:c="8"/><text:span text:style-name="T11"># <text:s text:c="4"/>print(i)</text:span></text:p>
      <text:p text:style-name="P8"><text:span text:style-name="T16"><text:s text:c="8"/></text:span><text:span text:style-name="T10">free_members = [</text:span><text:span text:style-name="T9">0 </text:span><text:span text:style-name="T7">if </text:span><text:span text:style-name="T10">i &lt; </text:span><text:span text:style-name="T6">len</text:span><text:span text:style-name="T10">(</text:span><text:span text:style-name="T15">self</text:span><text:span text:style-name="T10">.base_matrix)-</text:span><text:span text:style-name="T9">1 </text:span><text:span text:style-name="T7">else </text:span><text:span text:style-name="T9">1 </text:span><text:span text:style-name="T7">for </text:span><text:span text:style-name="T10">i </text:span><text:span text:style-name="T7">in </text:span><text:span text:style-name="T6">range</text:span><text:span text:style-name="T10">(</text:span><text:span text:style-name="T6">len</text:span><text:span text:style-name="T10">(</text:span><text:span text:style-name="T15">self</text:span><text:span text:style-name="T10">.base_matrix))]</text:span></text:p>
      <text:p text:style-name="P8"><text:s text:c="8"/><text:span text:style-name="T18"># solve the equations system and round the result to four digits after point</text:span></text:p>
      <text:p text:style-name="P8"><text:span text:style-name="T16"><text:s text:c="8"/></text:span><text:span text:style-name="T10">c = </text:span><text:span text:style-name="T6">list</text:span><text:span text:style-name="T10">(</text:span><text:span text:style-name="T6">map</text:span><text:span text:style-name="T10">(</text:span><text:span text:style-name="T7">lambda </text:span><text:span text:style-name="T10">a: </text:span><text:span text:style-name="T6">round</text:span><text:span text:style-name="T10">(a,</text:span><text:span text:style-name="T9">4</text:span><text:span text:style-name="T10">), np.linalg.solve(equation, free_members)))</text:span></text:p>
      <text:p text:style-name="P8"><text:s text:c="8"/><text:span text:style-name="T18"># print(c)</text:span></text:p>
      <text:p text:style-name="P8"><text:span text:style-name="T16"><text:s text:c="8"/></text:span><text:span text:style-name="T7">return </text:span><text:span text:style-name="T10">c</text:span></text:p>
      <text:p text:style-name="P8"><text:s text:c="4"/><text:span text:style-name="T7">def </text:span><text:span text:style-name="T10">simulate(</text:span><text:span text:style-name="T15">self</text:span><text:span text:style-name="T10">, tests_num, initial_state):</text:span></text:p>
      <text:p text:style-name="P8"><text:s text:c="8"/><text:span text:style-name="T10">system_time = </text:span><text:span text:style-name="T9">0</text:span></text:p>
      <text:p text:style-name="P8"><text:span text:style-name="T8"><text:s text:c="8"/></text:span><text:span text:style-name="T10">time_in_states = [</text:span><text:span text:style-name="T9">0 </text:span><text:span text:style-name="T7">for </text:span><text:span text:style-name="T17">i </text:span><text:span text:style-name="T7">in </text:span><text:span text:style-name="T6">range</text:span><text:span text:style-name="T10">(</text:span><text:span text:style-name="T6">len</text:span><text:span text:style-name="T10">(</text:span><text:span text:style-name="T15">self</text:span><text:span text:style-name="T10">.base_matrix))]</text:span></text:p>
      <text:p text:style-name="P8"><text:s text:c="8"/><text:span text:style-name="T10">state = initial_state</text:span></text:p>
      <text:p text:style-name="P8"><text:s text:c="8"/><text:span text:style-name="T7">for </text:span><text:span text:style-name="T10">iteration </text:span><text:span text:style-name="T7">in </text:span><text:span text:style-name="T6">range</text:span><text:span text:style-name="T10">(tests_num):</text:span></text:p>
      <text:p text:style-name="P8"><text:s text:c="12"/><text:span text:style-name="T10">transition_times = [-</text:span><text:span text:style-name="T9">1.0</text:span><text:span text:style-name="T10">/x*math.log(random.random()) </text:span><text:span text:style-name="T7">if </text:span><text:span text:style-name="T10">x != </text:span><text:span text:style-name="T9">0 </text:span><text:span text:style-name="T7">else </text:span><text:span text:style-name="T6">float</text:span><text:span text:style-name="T10">(</text:span><text:span text:style-name="T13">"inf"</text:span><text:span text:style-name="T10">) </text:span><text:span text:style-name="T7">for </text:span><text:span text:style-name="T10">x </text:span><text:span text:style-name="T7">in </text:span><text:span text:style-name="T15">self</text:span><text:span text:style-name="T10">.base_matrix[state]]</text:span></text:p>
      <text:p text:style-name="P8"><text:s text:c="12"/><text:span text:style-name="T10">transition_time = </text:span><text:span text:style-name="T6">min</text:span><text:span text:style-name="T10">(transition_times)</text:span></text:p>
      <text:p text:style-name="P8"><text:s text:c="12"/><text:span text:style-name="T10">next_state = transition_times.index(transition_time)</text:span></text:p>
      <text:p text:style-name="P8"><text:s text:c="12"/><text:span text:style-name="T10">time_in_states[state]+=transition_time</text:span></text:p>
      <text:p text:style-name="P8"><text:s text:c="12"/><text:span text:style-name="T10">system_time+=transition_time</text:span></text:p>
      <text:p text:style-name="P8"><text:s text:c="12"/><text:span text:style-name="T10">state = next_state</text:span></text:p>
      <text:p text:style-name="P8"><text:s text:c="8"/><text:span text:style-name="T10">stationary_probabilities = [</text:span><text:span text:style-name="T6">round</text:span><text:span text:style-name="T10">(i/system_time,</text:span><text:span text:style-name="T9">4</text:span><text:span text:style-name="T10">) </text:span><text:span text:style-name="T7">for </text:span><text:span text:style-name="T10">i </text:span><text:span text:style-name="T7">in </text:span><text:span text:style-name="T10">time_in_states]</text:span></text:p>
      <text:p text:style-name="P8"><text:s text:c="8"/><text:span text:style-name="T18"># print(stationary_probabilities)</text:span></text:p>
      <text:p text:style-name="P8"><text:span text:style-name="T16"><text:s text:c="8"/></text:span><text:span text:style-name="T7">return </text:span><text:span text:style-name="T10">stationary_probabilities</text:span></text:p>
      <text:p text:style-name="P8"><text:s text:c="4"/><text:span text:style-name="T7">def </text:span><text:span text:style-name="T10">toSemiMarcovProcess(</text:span><text:span text:style-name="T15">self</text:span><text:span text:style-name="T10">, conditions = []):</text:span></text:p>
      <text:p text:style-name="P8"><text:s text:c="8"/><text:span text:style-name="T10">p_i = </text:span><text:span text:style-name="T15">self</text:span><text:span text:style-name="T10">.static_conditions() </text:span><text:span text:style-name="T7">if </text:span><text:span text:style-name="T10">conditions == [] </text:span><text:span text:style-name="T7">else </text:span><text:span text:style-name="T10">conditions</text:span></text:p>
      <text:p text:style-name="P8"><text:s text:c="8"/><text:span text:style-name="T10">stationary_probabilities = [</text:span><text:span text:style-name="T9">0</text:span><text:span text:style-name="T10">] * </text:span><text:span text:style-name="T6">len</text:span><text:span text:style-name="T10">(p_i)</text:span></text:p>
      <text:p text:style-name="P8"><text:s text:c="8"/><text:span text:style-name="T7">for </text:span><text:span text:style-name="T10">i </text:span><text:span text:style-name="T7">in </text:span><text:span text:style-name="T6">range</text:span><text:span text:style-name="T10">(</text:span><text:span text:style-name="T6">len</text:span><text:span text:style-name="T10">(p_i)):</text:span></text:p>
      <text:p text:style-name="P8"><text:s text:c="12"/><text:span text:style-name="T18"># defining which p_i probabilities in additional matrix add to corresponding base node total probability</text:span></text:p>
      <text:p text:style-name="P8"><text:span text:style-name="T16"><text:s text:c="12"/></text:span><text:span text:style-name="T10">less_than_i = </text:span><text:span text:style-name="T6">list</text:span><text:span text:style-name="T10">(</text:span><text:span text:style-name="T6">filter</text:span><text:span text:style-name="T10">(</text:span><text:span text:style-name="T7">lambda </text:span><text:span text:style-name="T10">a: a &lt;= i, </text:span><text:span text:style-name="T15">self</text:span><text:span text:style-name="T10">.base_nodes))</text:span></text:p>
      <text:p text:style-name="P8"><text:s text:c="12"/><text:span text:style-name="T10">related_node = </text:span><text:span text:style-name="T6">max</text:span><text:span text:style-name="T10">(less_than_i)</text:span></text:p>
      <text:p text:style-name="P8"><text:s text:c="12"/><text:span text:style-name="T10">stationary_probabilities[related_node]+=p_i[i]</text:span></text:p>
      <text:p text:style-name="P8"><text:s text:c="8"/><text:span text:style-name="T18"># getting rid of non-base cells</text:span></text:p>
      <text:p text:style-name="P8"><text:span text:style-name="T16"><text:s text:c="8"/></text:span><text:span text:style-name="T10">stationary_probabilities = [</text:span><text:span text:style-name="T6">round</text:span><text:span text:style-name="T10">(j,</text:span><text:span text:style-name="T9">4</text:span><text:span text:style-name="T10">) </text:span><text:span text:style-name="T7">for </text:span><text:span text:style-name="T10">(i,j) </text:span><text:span text:style-name="T7">in </text:span><text:span text:style-name="T6">enumerate</text:span><text:span text:style-name="T10">(stationary_probabilities) </text:span><text:span text:style-name="T7">if </text:span><text:span text:style-name="T10">i </text:span><text:span text:style-name="T7">in </text:span><text:span text:style-name="T15">self</text:span><text:span text:style-name="T10">.base_nodes]</text:span></text:p>
      <text:p text:style-name="P11"><text:s text:c="8"/><text:span text:style-name="T7">return </text:span><text:span text:style-name="T10">stationary_probabilities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7:07:06.213563159</meta:creation-date>
    <dc:date>2018-12-14T17:15:16.529550211</dc:date>
    <meta:editing-duration>PT8M10S</meta:editing-duration>
    <meta:editing-cycles>1</meta:editing-cycles>
    <meta:document-statistic meta:table-count="0" meta:image-count="0" meta:object-count="0" meta:page-count="3" meta:paragraph-count="118" meta:word-count="488" meta:character-count="5172" meta:non-whitespace-character-count="3842"/>
    <meta:generator>LibreOffice/6.0.6.2$Linux_X86_64 LibreOffice_project/00m0$Build-2</meta:generator>
  </office:meta>
</office:document-meta>
</file>